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style:text-properties style:font-name="Times New Roman" officeooo:rsid="001d427d" officeooo:paragraph-rsid="001d427d"/>
    </style:style>
    <style:style style:name="P2" style:family="paragraph" style:parent-style-name="Standard">
      <loext:graphic-properties draw:fill-gradient-name="gradient" draw:fill-hatch-name="hatch"/>
      <style:paragraph-properties fo:line-height="200%" fo:text-align="center" style:justify-single-word="false"/>
      <style:text-properties style:font-name="Times New Roman" officeooo:rsid="001d427d" officeooo:paragraph-rsid="001d427d"/>
    </style:style>
    <style:style style:name="P3" style:family="paragraph" style:parent-style-name="Standard">
      <loext:graphic-properties draw:fill-gradient-name="gradient" draw:fill-hatch-name="hatch"/>
      <style:paragraph-properties fo:line-height="200%" fo:text-align="start" style:justify-single-word="false"/>
      <style:text-properties style:font-name="Times New Roman" fo:font-weight="bold" officeooo:rsid="001d427d" officeooo:paragraph-rsid="001d427d" style:font-weight-asian="bold" style:font-weight-complex="bold"/>
    </style:style>
    <style:style style:name="P4" style:family="paragraph" style:parent-style-name="Standard">
      <loext:graphic-properties draw:fill-gradient-name="gradient" draw:fill-hatch-name="hatch"/>
      <style:paragraph-properties fo:line-height="200%" fo:text-align="center" style:justify-single-word="false"/>
      <style:text-properties style:font-name="Times New Roman" fo:font-weight="bold" officeooo:rsid="001d427d" officeooo:paragraph-rsid="001d427d" style:font-weight-asian="bold" style:font-weight-complex="bold"/>
    </style:style>
    <style:style style:name="P5" style:family="paragraph" style:parent-style-name="Standard">
      <loext:graphic-properties draw:fill-gradient-name="gradient" draw:fill-hatch-name="hatch"/>
      <style:paragraph-properties fo:line-height="200%" fo:text-align="start" style:justify-single-word="false"/>
      <style:text-properties style:font-name="Times New Roman" fo:font-weight="bold" officeooo:rsid="0020d82f" officeooo:paragraph-rsid="0020d82f" style:font-weight-asian="bold" style:font-weight-complex="bold"/>
    </style:style>
    <style:style style:name="P6" style:family="paragraph" style:parent-style-name="Standard">
      <loext:graphic-properties draw:fill-gradient-name="gradient" draw:fill-hatch-name="hatch"/>
      <style:paragraph-properties fo:line-height="200%" fo:text-align="start" style:justify-single-word="false"/>
      <style:text-properties style:font-name="Times New Roman" fo:font-weight="normal" officeooo:rsid="001d427d" officeooo:paragraph-rsid="001d427d" style:font-weight-asian="normal" style:font-weight-complex="normal"/>
    </style:style>
    <style:style style:name="P7" style:family="paragraph" style:parent-style-name="Standard">
      <loext:graphic-properties draw:fill-gradient-name="gradient" draw:fill-hatch-name="hatch"/>
      <style:paragraph-properties fo:line-height="200%" fo:text-align="start" style:justify-single-word="false"/>
      <style:text-properties style:font-name="Times New Roman" fo:font-weight="normal" officeooo:rsid="0020d82f" officeooo:paragraph-rsid="0020d82f" style:font-weight-asian="normal" style:font-weight-complex="normal"/>
    </style:style>
    <style:style style:name="T1" style:family="text">
      <style:text-properties officeooo:rsid="001f35d6"/>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320</text:p>
      <text:p text:style-name="P1">Oct 15, 2023</text:p>
      <text:p text:style-name="P1">Zach Beachy</text:p>
      <text:p text:style-name="P4">Project Two: Summary and Reflections Report</text:p>
      <text:p text:style-name="P2"/>
      <text:p text:style-name="P3">Summary:</text:p>
      <text:p text:style-name="P6"><text:tab/>In developing the mobile application, it was critical to build robust testing cases for each of the features that were specified in the requirements. The three features that were developed and tested each have four files associated with them, the file for the class being built, a {class}Service file, and test files for those two. The features being tested were contacts, appointments, and tasks. In building out the unit tests for these features, I ensured that there was direct alignment to the software requirements specified by building tests specifically for the features that were desired. As an example, if one of the variables to be passed to a file was required to be 10 characters or less and not null, then I would write a test case where I passed a string that was valid and one that was invalid as well as an assertion that it is not null. By building out the test cases this way, the tests all were designed specifically to address the requirements that were detailed in the initial requests for these features. While I believe this is good practice to keep the tests in order with the requirements, I am still human after all, which suggests that I am prone to make a mistake or few. This is where the second aspect of unit testing comes in, which is in analyzing the coverage of the tests performed on the code base. In examining the code coverage for these tests, I was at 86%, which suggests that the majority of features and logic was ran through and verified. This ensured that each of the different tests I performed not only tested the specific requirements given, but did so for the entirety of the code that was developed. </text:p>
      <text:p text:style-name="P6"><text:tab/><text:span text:style-name="T1">While building the JUnit tests, there were factors that I had to consider to ensure that the code was both technically sound and efficient. My first thought on an example of this is in my refactoring of the contact test files to use JUnit 5. When I initially built the tests for those features, due to a technical </text:span><text:soft-page-break/><text:span text:style-name="T1">difficulty, I ended up using JUnit 4. By refactoring, I am ensuring technically sound code in that it is using the more updated version, which allows for more compatibility and a cohesive use of dependencies across the application. This also assists future developers with making edits as the entire codebase is of the same standard. Verifying the technical soundness of the code also came from the unit tests themselves. When running the test, seeing the expected result shows that it is functioning as expected. Being that this application is not large, there was not many design decisions that were influenced by memory management. In fact, all of the features used built-in java database systems, specifically, I implemented vectors in all of the features to build out a database of the active objects. This helps with the soundness of the code because I am using libraries that have proven capabilities and standardization, which removes the potential for human error in myself as I write the code. It is important to note that this method of storing objects may impact scalability in the future, as the vector is not the most efficient method for storing a large amount of objects, especially in the search functions. In the current object lookup functions I designed, I simply iterate through the vector until a match is found. As the system grows, I would recommend refactoring these functions and the overall method of storing active objects. In this case, while potentially not as efficient, I would recommend singly-linked lists for database storage and more than likely a section sort to find the particular object that is desired. <text:tab/>These potential issues with scalability are a good segue into an analysis of the efficiency of the code overall. At the level built for testing (assuming only a few objects for each database), the code is built efficiently. It runs quickly and without error and the most potentially computationally heavy functions, the lookups, are sufficiently designed by implementing the vector logic in the lookup. As previously mentioned, there could be issues with efficiency if the platform becomes dramatically larger, <text:s/>and to ensure good efficiency, I would recommend further writing out unit testing that tests the software with a very large database to see its performance. If it experiences slowdowns at this level, I would recommend refactoring the code with the previously mentioned fix actions, essentially, changing </text:span><text:soft-page-break/><text:span text:style-name="T1">the method for storing objects and using a more efficient sorting algorithm would assist with streamlining the code further. </text:span></text:p>
      <text:p text:style-name="P6"/>
      <text:p text:style-name="P5">Reflection:</text:p>
      <text:p text:style-name="P5"><text:tab/><text:span text:style-name="T2">For all of the testing that was performed on these files, the techniques and methods were derived from JUnit 5. In all cases, the testing involved using assert statements to validate created objects (testing with assertions of both valid and invalid objects). When testing for invalid objects, I would test for argument exceptions that would be expected to be thrown from the program if invalid object parameters were passed in a constructor. By building the tests this way, I could validate the creation of objects as well as the program’s capability to detect and throw out bad data. One of the aspects of JUnit 5 testing that I didn’t utilize in some of the unit tests was the @BeforeEach/All and @AfterEach/All functions. I used these in the different services tests, because I needed to build a test service object each time before testing the different functions of the service classes, but did not use this for the different class definition files (appointment.java, contact.java, and task.java). This is mostly because I felt that there did not need to be set up and tear down because the testing was less logically complex and required less set up. In these cases, I was mostly testing the constructors. The service tests are where the logic from the getters and setters was more actively checked, so by these methods I knew that the majority of the logic written was tested for each of the class definitions. For each of the different test techniques that I described, I think the practical uses and implications are varied and widespread. By building unit tests in the same fashion that I did, the developer can test their code without writing a program driver or a main method, which allows for validation of the logic and tools that are being developed prior to getting into the more detailed task of building the pieces of code that will run the program. This can considerably cut down on development time, as it allows the developer to rapidly test ideas for implementation of requirements. Essentially, it makes brainstorming and the earlier stages of development easier on the developer. These tools are also very valuable for a </text:span><text:soft-page-break/><text:span text:style-name="T2">programmer who is working on a large code base that is already in production. Performing and writing these sorts of test cases allows the developer to test their modifications before rolling it into production. This can help to alleviate bugs prior to potentially impacting the customer of the code. </text:span></text:p>
      <text:p text:style-name="P5"><text:span text:style-name="T2"><text:tab/>Besides the different testing techniques utilized, I also needed to take my own mindset as a tester and developer when building the code. As for my thoughts on exercising caution, I think that I did a fair job in terms of assessing the different interaction points between the code. In this application, this came primarily from how the service files utilized the class files to build out a database and manage it as well. This is an important consideration, especially when writing test, as a unit test for a class may not cover all its functions. For example, while each of the class files I wrote contained getters and setters, they were usually not utilized in the creation of the class, so the more appropriate way to test them was to do so via the service files and the associated functions that called on them. I think a place were my caution could be improved is in considering security aspects while satisfying the requirements. As this will be for a mobile application, it is safe to assume that there could be vulnerabilities in the way the data is being stored (no cipher, hash, etc). This could potentially lead to exploits and should not be understated. Moving on to the topic of bias, I think that personally, I am quite good at limiting bias when it comes to most aspects of my life, including coding. For me, I recognize that I am learning, and even if I am an expert in a topic, there is always room to grow. For that reason alone, I typically am quite open to feedback and making changes based on objective assessment of a situation. With that being said, I think there is a potential negative bias that can come from writing tests to one’s own code. This is because the developer knows exactly which sections of the code will produce the required result, and thus could potentially miss coverage of the entire code base. There is also always the potential of a missed bug or other issue with the code due to the tunnel vision that usually comes from a solo project. In my experience, it is always better to have multiple eyes on a project if possible. </text:span></text:p>
      <text:p text:style-name="P5"><text:soft-page-break/><text:span text:style-name="T2"><text:tab/>Finally, I would like to discuss the importance of discipline in a commitment to quality as a software engineering professional. When it comes to working on projects, especially those where a product is being developed for a customer, it is critical to stay up to date on the current best practices and methodology in the development of code. Further, despite the potential for unrealistic timelines or pressure from above, it is imperative to ensure that a project is fully ready for deployment when it is pushed to production. Cutting corners or providing an incomplete project not only hurts the company’s reputation, but also one’s own. An excellent example of this is in the current state of the modern video game industry. Many companies consistently put their developers under insane timelines and extreme pressure, and the result is that there are often faulty and unfinished products pushed to the consumer base. This has completely changed the public perception of major game companies in most cases (in my anecdotal experience, at least). This sort of negative press can severely limit career opportunities later down the line. If I am known as the guy that slacks off, I will not receive important projects. I think that avoiding tech debt is something that comes with experience as well as by staying informed on modern developments in code. The most critical aspect of this comes in software security, where each update fixes a plethora of vulnerabilities while also potentially opening the door for more. Staying in the know can help to avoid exploits and bad coding practices all around.</text:span></text:p>
      <text:p text:style-name="P7"><text:tab/></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1:43:55.406254284</meta:creation-date>
    <meta:generator>LibreOffice/7.4.7.2$MacOSX_AARCH64 LibreOffice_project/723314e595e8007d3cf785c16538505a1c878ca5</meta:generator>
    <dc:date>2023-10-10T16:12:33.629713882</dc:date>
    <meta:editing-duration>PT4H28M37S</meta:editing-duration>
    <meta:editing-cycles>3</meta:editing-cycles>
    <meta:document-statistic meta:table-count="0" meta:image-count="0" meta:object-count="0" meta:page-count="5" meta:paragraph-count="12" meta:word-count="1829" meta:character-count="10765" meta:non-whitespace-character-count="8935"/>
  </office:meta>
</office:document-meta>
</file>